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4">
      <style:paragraph-properties fo:margin-top="0in" fo:margin-bottom="0in" style:contextual-spacing="false"/>
    </style:style>
    <style:style style:name="P8" style:family="paragraph" style:parent-style-name="Text_20_body" style:list-style-name="L5"/>
    <style:style style:name="P9" style:family="paragraph" style:parent-style-name="Text_20_body" style:list-style-name="L5">
      <style:paragraph-properties fo:margin-top="0in" fo:margin-bottom="0in" style:contextual-spacing="false"/>
    </style:style>
    <style:style style:name="P10" style:family="paragraph" style:parent-style-name="Text_20_body" style:list-style-name="L6"/>
    <style:style style:name="P11" style:family="paragraph" style:parent-style-name="Text_20_body" style:list-style-name="L6">
      <style:paragraph-properties fo:margin-top="0in" fo:margin-bottom="0in" style:contextual-spacing="false"/>
    </style:style>
    <style:style style:name="P12" style:family="paragraph" style:parent-style-name="Text_20_body" style:list-style-name="L7"/>
    <style:style style:name="P13" style:family="paragraph" style:parent-style-name="Text_20_body" style:list-style-name="L7">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París, la ciudad del amor</text:span></text:p>
      <text:p text:style-name="Text_20_body">¿Quién no ha soñado alguna vez con pasear por las calles de París, la ciudad del amor? Sus monumentos emblemáticos, como la Torre Eiffel y el Arco del Triunfo, son solo el comienzo de una aventura llena de romance y magia. Imagina perderte por las estrechas callejuelas del Barrio Latino, disfrutar de un café en una terraza de Montmartre, o dar un paseo en barco por el Sena mientras admiras la ciudad desde otra perspectiva. París te enamorará con su arquitectura, su gastronomía y su ambiente bohemio.</text:p>
      <text:p text:style-name="Text_20_body"><text:span text:style-name="Strong_20_Emphasis">Monumentos icónicos:</text:span></text:p>
      <text:list text:style-name="L3">
        <text:list-item>
          <text:p text:style-name="P5"><text:span text:style-name="Strong_20_Emphasis">Torre Eiffel:</text:span> Subir a la cima de la Torre Eiffel es una experiencia inolvidable. Disfruta de las vistas panorámicas de la ciudad desde diferentes alturas.</text:p>
        </text:list-item>
      </text:list>
      <text:p text:style-name="Standard"><text:span text:style-name="Strong_20_Emphasis">Museo del Louvre:</text:span> Explora uno de los museos más grandes y famosos del mundo, hogar de la Mona Lisa y otras obras maestras.</text:p>
      <text:p text:style-name="Standard"/>
      <text:p text:style-name="Standard"><text:span text:style-name="Strong_20_Emphasis">Catedral de Notre Dame:</text:span> Aunque aún se encuentra en restauración tras el incendio de 2019, su fachada y alrededores siguen siendo impresionantes.</text:p>
      <text:p text:style-name="Standard"/>
      <text:p text:style-name="Standard"><text:span text:style-name="Strong_20_Emphasis">Arco del Triunfo:</text:span> Sube a la cima del Arco del Triunfo para disfrutar de vistas panorámicas de los Campos Elíseos.</text:p>
      <text:p text:style-name="Standard"/>
      <text:p text:style-name="Standard"><text:span text:style-name="Strong_20_Emphasis">Crêpes:</text:span> Disfruta de una deliciosa crêpe dulce o salada en una de las muchas creperías de la ciudad.</text:p>
      <text:p text:style-name="Standard"/>
      <text:p text:style-name="Standard"><text:span text:style-name="Strong_20_Emphasis">Baguettes:</text:span> No te pierdas la oportunidad de probar una auténtica baguette francesa.</text:p>
      <text:p text:style-name="Standard"/>
      <text:p text:style-name="Text_20_body"><text:span text:style-name="Strong_20_Emphasis">Consejos para tu viaje:</text:span></text:p>
      <text:list text:style-name="L4">
        <text:list-item>
          <text:p text:style-name="P7"><text:span text:style-name="Strong_20_Emphasis">Compra la Paris Pass:</text:span> Si planeas visitar muchos monumentos, esta tarjeta te ofrece acceso a numerosos lugares turísticos con descuentos. </text:p>
        </text:list-item>
        <text:list-item>
          <text:p text:style-name="P7"><text:span text:style-name="Strong_20_Emphasis">Utiliza el transporte público:</text:span> El metro y los autobuses son la mejor manera de moverse por la ciudad. </text:p>
        </text:list-item>
        <text:list-item>
          <text:p text:style-name="P7"><text:span text:style-name="Strong_20_Emphasis">Reserva con antelación:</text:span> Si quieres visitar los lugares más turísticos, es recomendable reservar tus entradas con antelación. </text:p>
        </text:list-item>
        <text:list-item>
          <text:p text:style-name="P7"><text:span text:style-name="Strong_20_Emphasis">Aprende algunas frases básicas en francés:</text:span> Esto te facilitará la comunicación con los locales. </text:p>
        </text:list-item>
        <text:list-item>
          <text:p text:style-name="P6"><text:span text:style-name="Strong_20_Emphasis">Relájate y disfruta del ambiente parisino:</text:span> París es una ciudad para perderse y descubrir a tu propio ritmo. </text:p>
        </text:list-item>
      </text:list>
      <text:p text:style-name="Text_20_body"><text:span text:style-name="Strong_20_Emphasis">¡Bonne visite!</text:span></text:p>
      <text:p text:style-name="Standard"/>
      <text:p text:style-name="Standard"/>
      <text:p text:style-name="Standard"/>
      <text:p text:style-name="Standard"/>
      <text:p text:style-name="Standard"/>
      <text:p text:style-name="Standard"/>
      <text:p text:style-name="Standard"><text:soft-page-break/></text:p>
      <text:p text:style-name="Text_20_body">¡Absolutamente! Aquí tienes una traducción al alemán del texto que me proporcionaste, con un enfoque en mantener el encanto y la emoción del original:</text:p>
      <text:p text:style-name="Text_20_body"><text:span text:style-name="Strong_20_Emphasis">París, die Stadt der Liebe</text:span></text:p>
      <text:p text:style-name="Text_20_body">Wer hat nicht schon einmal davon geträumt, durch die Straßen von Paris, der Stadt der Liebe, zu schlendern? Ihre berühmten Wahrzeichen wie der Eiffelturm und der Triumphbogen sind nur der Anfang eines Abenteuers voller Romantik und Magie. Stellen Sie sich vor, Sie verlieren sich in den engen Gassen des Quartier Latin, genießen einen Kaffee auf einer Terrasse in Montmartre oder machen eine Bootsfahrt auf der Seine, während Sie die Stadt aus einer anderen Perspektive bewundern. Paris wird Sie mit seiner Architektur, seiner Gastronomie und seinem böhmischen Ambiente verzaubern.</text:p>
      <text:p text:style-name="Text_20_body"><text:span text:style-name="Strong_20_Emphasis">Bedeutende Sehenswürdigkeiten:</text:span></text:p>
      <text:list text:style-name="L5">
        <text:list-item>
          <text:p text:style-name="P9"><text:span text:style-name="Strong_20_Emphasis">Eiffelturm:</text:span> Der Aufstieg auf den Eiffelturm ist ein unvergessliches Erlebnis. Genießen Sie den Panoramablick auf die Stadt aus verschiedenen Höhen. </text:p>
        </text:list-item>
        <text:list-item>
          <text:p text:style-name="P9"><text:span text:style-name="Strong_20_Emphasis">Louvre-Museum:</text:span> Erkunden Sie eines der größten und berühmtesten Museen der Welt, das die Mona Lisa und andere Meisterwerke beherbergt. </text:p>
        </text:list-item>
        <text:list-item>
          <text:p text:style-name="P9"><text:span text:style-name="Strong_20_Emphasis">Notre-Dame-Kathedrale:</text:span> Obwohl sie sich nach dem Brand von 2019 noch im Wiederaufbau befindet, sind ihre Fassade und Umgebung immer noch beeindruckend. </text:p>
        </text:list-item>
        <text:list-item>
          <text:p text:style-name="P8"><text:span text:style-name="Strong_20_Emphasis">Triumphbogen:</text:span> Steigen Sie auf den Triumphbogen und genießen Sie den Panoramablick auf die Champs-Élysées. </text:p>
        </text:list-item>
      </text:list>
      <text:p text:style-name="Text_20_body"><text:span text:style-name="Strong_20_Emphasis">Kulinarische Highlights:</text:span></text:p>
      <text:list text:style-name="L6">
        <text:list-item>
          <text:p text:style-name="P11"><text:span text:style-name="Strong_20_Emphasis">Crêpes:</text:span> Genießen Sie eine köstliche süße oder herzhafte Crêpe in einer der vielen Crêperien der Stadt. </text:p>
        </text:list-item>
        <text:list-item>
          <text:p text:style-name="P10"><text:span text:style-name="Strong_20_Emphasis">Baguettes:</text:span> Lassen Sie sich die Gelegenheit nicht entgehen, eine authentische französische Baguette zu probieren. </text:p>
        </text:list-item>
      </text:list>
      <text:p text:style-name="Text_20_body"><text:span text:style-name="Strong_20_Emphasis">Tipps für Ihre Reise:</text:span></text:p>
      <text:list text:style-name="L7">
        <text:list-item>
          <text:p text:style-name="P13"><text:span text:style-name="Strong_20_Emphasis">Paris Pass:</text:span> Wenn Sie viele Sehenswürdigkeiten besuchen möchten, bietet Ihnen diese Karte Zugang zu zahlreichen touristischen Attraktionen mit Rabatten. </text:p>
        </text:list-item>
        <text:list-item>
          <text:p text:style-name="P13"><text:span text:style-name="Strong_20_Emphasis">Öffentliche Verkehrsmittel:</text:span> U-Bahn und Busse sind die beste Möglichkeit, sich in der Stadt fortzubewegen. </text:p>
        </text:list-item>
        <text:list-item>
          <text:p text:style-name="P13"><text:span text:style-name="Strong_20_Emphasis">Reservierungen im Voraus:</text:span> Wenn Sie die beliebtesten Sehenswürdigkeiten besuchen möchten, sollten Sie Ihre Tickets im Voraus reservieren. </text:p>
        </text:list-item>
        <text:list-item>
          <text:p text:style-name="P13"><text:span text:style-name="Strong_20_Emphasis">Lernen Sie ein paar einfache französische Ausdrücke:</text:span> Dies erleichtert die Kommunikation mit den Einheimischen. </text:p>
        </text:list-item>
        <text:list-item>
          <text:p text:style-name="P12"><text:span text:style-name="Strong_20_Emphasis">Entspannen Sie sich und genießen Sie das Pariser Flair:</text:span> Paris ist eine Stadt, in der man sich verlieren und in seinem eigenen Tempo entdecken kann. </text:p>
        </text:list-item>
      </text:list>
      <text:p text:style-name="Text_20_body"><text:span text:style-name="Strong_20_Emphasis">Bonne visite!</text:span> (Gute Reis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7T10:11:47.195859501</meta:creation-date>
    <dc:date>2025-01-07T15:20:09.979872856</dc:date>
    <meta:editing-duration>PT5H8M23S</meta:editing-duration>
    <meta:editing-cycles>3</meta:editing-cycles>
    <meta:generator>LibreOffice/24.2.5.2$Linux_X86_64 LibreOffice_project/420$Build-2</meta:generator>
    <meta:document-statistic meta:table-count="0" meta:image-count="0" meta:object-count="0" meta:page-count="2" meta:paragraph-count="34" meta:word-count="646" meta:character-count="4152" meta:non-whitespace-character-count="3541"/>
  </office:meta>
</office:document-meta>
</file>